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4pt" style:text-underline-style="none" officeooo:rsid="008951a7" officeooo:paragraph-rsid="008951a7" style:font-size-asian="14pt" style:font-size-complex="14pt"/>
    </style:style>
    <style:style style:name="P2" style:family="paragraph" style:parent-style-name="Standard">
      <style:text-properties style:font-name="Arial" officeooo:rsid="00820b3c" officeooo:paragraph-rsid="00a0c55c"/>
    </style:style>
    <style:style style:name="P3" style:family="paragraph" style:parent-style-name="Standard">
      <style:text-properties style:font-name="Arial" officeooo:rsid="00820b3c" officeooo:paragraph-rsid="00a1f85d"/>
    </style:style>
    <style:style style:name="P4" style:family="paragraph" style:parent-style-name="Standard">
      <style:text-properties style:font-name="Arial" officeooo:rsid="00820b3c" officeooo:paragraph-rsid="00a31b0e"/>
    </style:style>
    <style:style style:name="P5" style:family="paragraph" style:parent-style-name="Standard">
      <style:text-properties style:font-name="Arial" officeooo:rsid="0087d963" officeooo:paragraph-rsid="00a1f85d"/>
    </style:style>
    <style:style style:name="T1" style:family="text">
      <style:text-properties fo:font-size="14pt" style:text-underline-style="none" style:font-size-asian="14pt" style:font-size-complex="14pt"/>
    </style:style>
    <style:style style:name="T2" style:family="text">
      <style:text-properties fo:font-size="14pt" style:text-underline-style="none" officeooo:rsid="0087d963" style:font-size-asian="14pt" style:font-size-complex="14pt"/>
    </style:style>
    <style:style style:name="T3" style:family="text">
      <style:text-properties fo:font-size="14pt" style:text-underline-style="none" officeooo:rsid="0088a424" style:font-size-asian="14pt" style:font-size-complex="14pt"/>
    </style:style>
    <style:style style:name="T4" style:family="text">
      <style:text-properties fo:font-size="14pt" style:text-underline-style="none" officeooo:rsid="0088fc09" style:font-size-asian="14pt" style:font-size-complex="14pt"/>
    </style:style>
    <style:style style:name="T5" style:family="text">
      <style:text-properties fo:font-size="14pt" style:text-underline-style="none" officeooo:rsid="008951a7" style:font-size-asian="14pt" style:font-size-complex="14pt"/>
    </style:style>
    <style:style style:name="T6" style:family="text">
      <style:text-properties fo:font-size="14pt" style:text-underline-style="none" officeooo:rsid="008b3557" style:font-size-asian="14pt" style:font-size-complex="14pt"/>
    </style:style>
    <style:style style:name="T7" style:family="text">
      <style:text-properties fo:font-size="14pt" style:text-underline-style="none" officeooo:rsid="00901c85" style:font-size-asian="14pt" style:font-size-complex="14pt"/>
    </style:style>
    <style:style style:name="T8" style:family="text">
      <style:text-properties fo:font-size="14pt" style:text-underline-style="none" officeooo:rsid="00963e86" style:font-size-asian="14pt" style:font-size-complex="14pt"/>
    </style:style>
    <style:style style:name="T9" style:family="text">
      <style:text-properties fo:font-size="14pt" style:text-underline-style="none" officeooo:rsid="0096a2bb" style:font-size-asian="14pt" style:font-size-complex="14pt"/>
    </style:style>
    <style:style style:name="T10" style:family="text">
      <style:text-properties fo:font-size="14pt" style:text-underline-style="none" officeooo:rsid="00989b68" style:font-size-asian="14pt" style:font-size-complex="14pt"/>
    </style:style>
    <style:style style:name="T11" style:family="text">
      <style:text-properties fo:font-size="14pt" style:text-underline-style="none" officeooo:rsid="0098a152" style:font-size-asian="14pt" style:font-size-complex="14pt"/>
    </style:style>
    <style:style style:name="T12" style:family="text">
      <style:text-properties fo:font-size="14pt" style:text-underline-style="none" officeooo:rsid="009a64ad" style:font-size-asian="14pt" style:font-size-complex="14pt"/>
    </style:style>
    <style:style style:name="T13" style:family="text">
      <style:text-properties fo:font-size="14pt" style:text-underline-style="none" officeooo:rsid="009b3edf" style:font-size-asian="14pt" style:font-size-complex="14pt"/>
    </style:style>
    <style:style style:name="T14" style:family="text">
      <style:text-properties fo:font-size="14pt" style:text-underline-style="none" officeooo:rsid="009f802f" style:font-size-asian="14pt" style:font-size-complex="14pt"/>
    </style:style>
    <style:style style:name="T15" style:family="text">
      <style:text-properties fo:font-size="14pt" style:text-underline-style="none" officeooo:rsid="00a00699" style:font-size-asian="14pt" style:font-size-complex="14pt"/>
    </style:style>
    <style:style style:name="T16" style:family="text">
      <style:text-properties fo:font-size="14pt" style:text-underline-style="none" officeooo:rsid="00a0c55c" style:font-size-asian="14pt" style:font-size-complex="14pt"/>
    </style:style>
    <style:style style:name="T17" style:family="text">
      <style:text-properties fo:font-size="14pt" style:text-underline-style="none" officeooo:rsid="00a1f85d" style:font-size-asian="14pt" style:font-size-complex="14pt"/>
    </style:style>
    <style:style style:name="T18" style:family="text">
      <style:text-properties fo:font-size="14pt" style:text-underline-style="none" officeooo:rsid="00a31b0e" style:font-size-asian="14pt" style:font-size-complex="14pt"/>
    </style:style>
    <style:style style:name="T19" style:family="text">
      <style:text-properties fo:font-size="14pt" style:text-underline-style="none" officeooo:rsid="00a32f78" style:font-size-asian="14pt" style:font-size-complex="14pt"/>
    </style:style>
    <style:style style:name="T20" style:family="text">
      <style:text-properties fo:font-size="14pt" style:text-underline-style="none" officeooo:rsid="00a3ac85" style:font-size-asian="14pt" style:font-size-complex="14pt"/>
    </style:style>
    <style:style style:name="T21" style:family="text">
      <style:text-properties fo:font-size="14pt" style:text-underline-style="none" officeooo:rsid="00a4eed1" style:font-size-asian="14pt" style:font-size-complex="14pt"/>
    </style:style>
    <style:style style:name="T22" style:family="text">
      <style:text-properties fo:font-size="14pt" style:text-underline-style="none" officeooo:rsid="00a6e136" style:font-size-asian="14pt" style:font-size-complex="14pt"/>
    </style:style>
    <style:style style:name="T23" style:family="text">
      <style:text-properties fo:font-size="14pt" style:text-underline-style="none" officeooo:rsid="00a89e80" style:font-size-asian="14pt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Welche Möglichkeiten existieren um eine friedliche und gerechte Zukunft für Alle zu erschaffen? Auf diese Frage gibt es</text:span><text:span text:style-name="T7"> </text:span><text:span text:style-name="T23">sicherlich </text:span><text:span text:style-name="T1">unzählige gute Antworten</text:span><text:span text:style-name="T9">. </text:span><text:span text:style-name="T14">Der Zugang zu diesen Informationen wird heutzutage </text:span><text:span text:style-name="T23">durch das </text:span><text:span text:style-name="T14">Internet um einiges erleichtert. Meines Erachtens existiert bezüglich der Thematik 'sozialer Wandel' jedoch</text:span><text:span text:style-name="T15"> </text:span><text:span text:style-name="T14">noch kein geeignetes Werkzeug für einen </text:span><text:span text:style-name="T9">effizienten </text:span><text:span text:style-name="T21">Wissensa</text:span><text:span text:style-name="T9">ustausch</text:span><text:span text:style-name="T14">.</text:span><text:span text:style-name="T9"> Aus diesem Grund habe ich mit der Programmierung von Elyoos begonnen. Das Ziel ist es</text:span><text:span text:style-name="T22">,</text:span><text:span text:style-name="T9"> eine Plattform bereitzustellen </text:span><text:span text:style-name="T10">welche eine positive Entwicklung der Menschheit fördert.</text:span><text:span text:style-name="T11"> Ein soziales Netzwerk über welches wir voneinander lernen können.</text:span><text:span text:style-name="T19"> Wo Lösungsvorschläge für aktuelle Probleme geteilt und umgesetzt werden. </text:span><text:span text:style-name="T20">Zudem soll Elyoos den konstruktive</text:span><text:span text:style-name="T21">n</text:span><text:span text:style-name="T20"> Dialog fördern, wie sich unsere Gesellschaft</text:span><text:span text:style-name="T21"> zum Wohle Aller</text:span><text:span text:style-name="T20"> weiterentwickeln könnte.</text:span></text:p>
      <text:p text:style-name="P3"><text:span text:style-name="T2"/></text:p>
      <text:p text:style-name="P3"><text:span text:style-name="T3">Elyoos </text:span><text:span text:style-name="T21">ist</text:span><text:span text:style-name="T3"> einfach zu bedienen, damit du dich auf das </text:span><text:span text:style-name="T8">W</text:span><text:span text:style-name="T3">esentliche konzentrieren kannst. </text:span><text:span text:style-name="T22">Des Weiteren wird</text:span><text:span text:style-name="T4"> dieses Projekt nur mit Spenden finanziert. Beiträge</text:span><text:span text:style-name="T6"> sollen </text:span><text:span text:style-name="T4">dir angezeigt</text:span><text:span text:style-name="T6"> werden</text:span><text:span text:style-name="T4"> weil es </text:span><text:span text:style-name="T17">vermutlich</text:span><text:span text:style-name="T4"> das Passendste für dich ist und nicht weil jemand viel dafür bezahlt.</text:span><text:span text:style-name="T5"> </text:span></text:p>
      <text:p text:style-name="P1"/>
      <text:p text:style-name="P5"><text:span text:style-name="T5">Mit der aktuellen Version von Elyoos ist ein erster Grundstein gelegt. Es braucht</text:span><text:span text:style-name="T6"> aber</text:span><text:span text:style-name="T5"> noch viel Entwicklungsarbeit, damit aus der Vision eines weltumspannenden Netzwerkes für den sozialen Wandel Realität wird. Ich bin überzeugt, dass dies mit deiner </text:span><text:span text:style-name="T13">Unterstützung</text:span><text:span text:style-name="T5"> gelingen wird</text:span><text:span text:style-name="T18"> und wir gemeinsam die Welt zum Positiven veränder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1T07:22:13.019000000</meta:creation-date>
    <dc:date>2017-04-26T19:09:29.167000000</dc:date>
    <meta:editing-duration>PT17H49M42S</meta:editing-duration>
    <meta:editing-cycles>67</meta:editing-cycles>
    <meta:generator>LibreOffice/5.2.5.1$Windows_x86 LibreOffice_project/0312e1a284a7d50ca85a365c316c7abbf20a4d22</meta:generator>
    <meta:print-date>2017-04-19T14:29:44.036000000</meta:print-date>
    <meta:document-statistic meta:table-count="0" meta:image-count="0" meta:object-count="0" meta:page-count="1" meta:paragraph-count="3" meta:word-count="201" meta:character-count="1436" meta:non-whitespace-character-count="1237"/>
  </office:meta>
</office:document-meta>
</file>